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Liberation Sans'" svg:font-family="''Liberation Sans'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c9211e" draw:textarea-horizontal-align="center" draw:textarea-vertical-align="middle" loext:decorative="false"/>
    </style:style>
    <style:style style:name="gr2" style:family="graphic" style:parent-style-name="standard">
      <style:graphic-properties draw:stroke="solid" draw:stroke-dash="Dash_20_Dot_20_4" svg:stroke-width="0.028cm" svg:stroke-color="#000000" draw:stroke-linejoin="round" svg:stroke-linecap="butt" draw:fill="none" draw:fill-color="#c9211e" draw:textarea-horizontal-align="center" draw:textarea-vertical-align="middle" fo:padding-top="0.139cm" fo:padding-bottom="0.139cm" fo:padding-left="0.264cm" fo:padding-right="0.264cm" loext:decorative="false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712cm" fo:min-width="0.84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svg:stroke-color="#000000" draw:stroke-linejoin="none" svg:stroke-linecap="butt" draw:fill="solid" draw:fill-color="#c9211e" draw:textarea-horizontal-align="center" draw:textarea-vertical-align="middle" loext:decorative="false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712cm" fo:min-width="2.75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712cm" fo:min-width="1.23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draw:stroke-dash="Dash_20_Dot_20_4" svg:stroke-width="0.028cm" svg:stroke-color="#3465a4" draw:stroke-linejoin="round" svg:stroke-linecap="butt" draw:textarea-horizontal-align="center" draw:textarea-vertical-align="middle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draw:stroke-dash="Dash_20_Dot_20_4" svg:stroke-width="0cm" svg:stroke-color="#3465a4" draw:stroke-linejoin="none" svg:stroke-linecap="butt" draw:fill="solid" draw:fill-color="#3465a4" draw:textarea-horizontal-align="center" draw:textarea-vertical-align="middle" loext:decorative="false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513cm" fo:min-width="1.47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stroke-dash="Dash_20_Dot_20_4" svg:stroke-width="0cm" svg:stroke-color="#3465a4" draw:stroke-linejoin="none" svg:stroke-linecap="butt" draw:fill="solid" draw:fill-color="#c9211e" draw:textarea-horizontal-align="center" draw:textarea-vertical-align="middle" loext:decorative="false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712cm" fo:min-width="2.29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513cm" fo:min-width="1.809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712cm" fo:min-width="2.6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712cm" fo:min-width="1.80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513cm" fo:min-width="1.73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712cm" fo:min-width="2.60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P1" style:family="paragraph">
      <loext:graphic-properties draw:fill="solid" draw:fill-color="#c9211e"/>
      <style:paragraph-properties fo:text-align="center"/>
    </style:style>
    <style:style style:name="P2" style:family="paragraph">
      <loext:graphic-properties draw:fill="none" draw:fill-color="#c9211e"/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style:text-outline="false" style:text-line-through-style="none" style:text-line-through-type="none" style:font-name="'Liberation Sans'" fo:font-size="18pt" fo:font-style="normal" fo:text-shadow="none" style:text-underline-style="none" fo:font-weight="normal" style:text-underline-mode="continuous" style:text-overline-mode="continuous" style:text-line-through-mode="continuous" style:font-name-asian="'Liberation Sans'" style:font-size-asian="18pt" style:font-name-complex="'Liberation Sans'" style:font-size-complex="18pt" style:text-scale="100%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text-properties fo:color="#eeeeee" loext:opacity="100%"/>
    </style:style>
    <style:style style:name="P7" style:family="paragraph">
      <loext:graphic-properties draw:fill="none" draw:fill-color="#ffffff"/>
      <style:text-properties fo:color="#eeeeee" loext:opacity="100%" style:text-outline="false" style:text-line-through-style="none" style:text-line-through-type="none" style:font-name="'Liberation Sans'" fo:font-size="13pt" fo:font-style="normal" fo:text-shadow="none" style:text-underline-style="none" fo:font-weight="normal" style:text-underline-mode="continuous" style:text-overline-mode="continuous" style:text-line-through-mode="continuous" style:font-name-asian="'Liberation Sans'" style:font-size-asian="13pt" style:font-name-complex="'Liberation Sans'" style:font-size-complex="13pt" style:text-scale="100%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text-outline="false" style:text-line-through-style="none" style:text-line-through-type="none" style:font-name="'Liberation Sans'" fo:font-size="18pt" fo:font-style="normal" fo:text-shadow="none" style:text-underline-style="none" fo:font-weight="normal" style:text-underline-mode="continuous" style:text-overline-mode="continuous" style:text-line-through-mode="continuous" style:font-name-asian="'Liberation Sans'" style:font-size-asian="18pt" style:font-name-complex="'Liberation Sans'" style:font-size-complex="18pt" style:text-scale="100%" style:text-overline-style="none" style:text-overline-color="font-color"/>
    </style:style>
    <style:style style:name="T2" style:family="text">
      <style:text-properties fo:color="#eeeeee" loext:opacity="100%" style:text-outline="false" style:text-line-through-style="none" style:text-line-through-type="none" style:font-name="'Liberation Sans'" fo:font-size="13pt" fo:font-style="normal" fo:text-shadow="none" style:text-underline-style="none" fo:font-weight="normal" style:text-underline-mode="continuous" style:text-overline-mode="continuous" style:text-line-through-mode="continuous" style:font-name-asian="'Liberation Sans'" style:font-size-asian="13pt" style:font-name-complex="'Liberation Sans'" style:font-size-complex="13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491cm" svg:height="1.632cm" svg:x="1.109cm" svg:y="2.078cm" svg:viewBox="0 0 3492 1633" draw:points="1746,1633 0,1633 0,0 3492,0 3492,1633">
          <text:p/>
        </draw:polygon>
        <draw:polygon draw:style-name="gr2" draw:text-style-name="P2" draw:layer="layout" svg:width="3.491cm" svg:height="1.632cm" svg:x="1.109cm" svg:y="2.078cm" svg:viewBox="0 0 3492 1633" draw:points="1746,1633 0,1633 0,0 3492,0 3492,1633">
          <text:p/>
        </draw:polygon>
        <draw:frame draw:style-name="gr3" draw:text-style-name="P3" draw:layer="layout" svg:width="0.849cm" svg:height="0.712cm" svg:x="2.451cm" svg:y="2.539cm">
          <draw:text-box>
            <text:p><text:span text:style-name="T1">.py</text:span></text:p>
          </draw:text-box>
        </draw:frame>
        <draw:polygon draw:style-name="gr4" draw:text-style-name="P1" draw:layer="layout" svg:width="3.491cm" svg:height="1.632cm" svg:x="6.837cm" svg:y="2.078cm" svg:viewBox="0 0 3492 1633" draw:points="1746,1633 0,1633 0,0 3492,0 3492,1633">
          <text:p/>
        </draw:polygon>
        <draw:polygon draw:style-name="gr2" draw:text-style-name="P2" draw:layer="layout" svg:width="3.491cm" svg:height="1.632cm" svg:x="6.837cm" svg:y="2.078cm" svg:viewBox="0 0 3492 1633" draw:points="1746,1633 0,1633 0,0 3492,0 3492,1633">
          <text:p/>
        </draw:polygon>
        <draw:frame draw:style-name="gr5" draw:text-style-name="P3" draw:layer="layout" svg:width="2.754cm" svg:height="0.712cm" svg:x="7.226cm" svg:y="2.184cm">
          <draw:text-box>
            <text:p><text:span text:style-name="T1">Simplified</text:span></text:p>
          </draw:text-box>
        </draw:frame>
        <draw:frame draw:style-name="gr6" draw:text-style-name="P3" draw:layer="layout" svg:width="1.234cm" svg:height="0.712cm" svg:x="7.986cm" svg:y="2.895cm">
          <draw:text-box>
            <text:p><text:span text:style-name="T1">AST</text:span></text:p>
          </draw:text-box>
        </draw:frame>
        <draw:line draw:style-name="gr7" draw:text-style-name="P4" draw:layer="layout" svg:x1="4.619cm" svg:y1="3.029cm" svg:x2="6.562cm" svg:y2="3.029cm">
          <text:p/>
        </draw:line>
        <draw:polygon draw:style-name="gr8" draw:text-style-name="P5" draw:layer="layout" svg:width="0.299cm" svg:height="0.299cm" svg:x="6.542cm" svg:y="2.879cm" svg:viewBox="0 0 300 300" draw:points="0,0 300,150 0,300">
          <text:p/>
        </draw:polygon>
        <draw:frame draw:style-name="gr9" draw:text-style-name="P7" draw:layer="layout" svg:width="1.477cm" svg:height="0.513cm" svg:x="4.901cm" svg:y="2.518cm">
          <draw:text-box>
            <text:p text:style-name="P6"><text:span text:style-name="T2">ast2ast</text:span></text:p>
          </draw:text-box>
        </draw:frame>
        <draw:polygon draw:style-name="gr10" draw:text-style-name="P1" draw:layer="layout" svg:width="3.491cm" svg:height="1.632cm" svg:x="12.863cm" svg:y="2.031cm" svg:viewBox="0 0 3492 1633" draw:points="1746,1633 0,1633 0,0 3492,0 3492,1633">
          <text:p/>
        </draw:polygon>
        <draw:polygon draw:style-name="gr2" draw:text-style-name="P2" draw:layer="layout" svg:width="3.491cm" svg:height="1.632cm" svg:x="12.863cm" svg:y="2.031cm" svg:viewBox="0 0 3492 1633" draw:points="1746,1633 0,1633 0,0 3492,0 3492,1633">
          <text:p/>
        </draw:polygon>
        <draw:frame draw:style-name="gr11" draw:text-style-name="P3" draw:layer="layout" svg:width="2.296cm" svg:height="0.712cm" svg:x="13.481cm" svg:y="2.492cm">
          <draw:text-box>
            <text:p><text:span text:style-name="T1">Boolexp</text:span></text:p>
          </draw:text-box>
        </draw:frame>
        <draw:line draw:style-name="gr7" draw:text-style-name="P4" draw:layer="layout" svg:x1="10.346cm" svg:y1="2.982cm" svg:x2="12.606cm" svg:y2="3.024cm">
          <text:p/>
        </draw:line>
        <draw:polygon draw:style-name="gr8" draw:text-style-name="P5" draw:layer="layout" svg:width="0.302cm" svg:height="0.299cm" svg:x="12.582cm" svg:y="2.873cm" svg:viewBox="0 0 303 300" draw:points="6,0 303,156 0,300">
          <text:p/>
        </draw:polygon>
        <draw:frame draw:style-name="gr12" draw:text-style-name="P7" draw:layer="layout" svg:width="1.809cm" svg:height="0.513cm" svg:x="10.628cm" svg:y="2.518cm">
          <draw:text-box>
            <text:p text:style-name="P6"><text:span text:style-name="T2">ast2logic</text:span></text:p>
          </draw:text-box>
        </draw:frame>
        <draw:polygon draw:style-name="gr10" draw:text-style-name="P1" draw:layer="layout" svg:width="3.491cm" svg:height="1.632cm" svg:x="18.901cm" svg:y="1.136cm" svg:viewBox="0 0 3492 1633" draw:points="1746,1633 0,1633 0,0 3492,0 3492,1633">
          <text:p/>
        </draw:polygon>
        <draw:polygon draw:style-name="gr2" draw:text-style-name="P2" draw:layer="layout" svg:width="3.491cm" svg:height="1.632cm" svg:x="18.901cm" svg:y="1.136cm" svg:viewBox="0 0 3492 1633" draw:points="1746,1633 0,1633 0,0 3492,0 3492,1633">
          <text:p/>
        </draw:polygon>
        <draw:frame draw:style-name="gr13" draw:text-style-name="P3" draw:layer="layout" svg:width="2.61cm" svg:height="0.712cm" svg:x="19.362cm" svg:y="1.242cm">
          <draw:text-box>
            <text:p><text:span text:style-name="T1">Quantum</text:span></text:p>
          </draw:text-box>
        </draw:frame>
        <draw:frame draw:style-name="gr14" draw:text-style-name="P3" draw:layer="layout" svg:width="1.801cm" svg:height="0.712cm" svg:x="19.767cm" svg:y="1.953cm">
          <draw:text-box>
            <text:p><text:span text:style-name="T1">Circuit</text:span></text:p>
          </draw:text-box>
        </draw:frame>
        <draw:frame draw:style-name="gr15" draw:text-style-name="P7" draw:layer="layout" svg:width="1.732cm" svg:height="0.513cm" draw:transform="rotate (0.349065850398866) translate (16.442cm 2.155cm)">
          <draw:text-box>
            <text:p text:style-name="P6"><text:span text:style-name="T2">compiler</text:span></text:p>
          </draw:text-box>
        </draw:frame>
        <draw:polygon draw:style-name="gr10" draw:text-style-name="P1" draw:layer="layout" svg:width="3.491cm" svg:height="1.632cm" svg:x="18.93cm" svg:y="2.974cm" svg:viewBox="0 0 3492 1633" draw:points="1746,1633 0,1633 0,0 3492,0 3492,1633">
          <text:p/>
        </draw:polygon>
        <draw:polygon draw:style-name="gr2" draw:text-style-name="P2" draw:layer="layout" svg:width="3.491cm" svg:height="1.632cm" svg:x="18.93cm" svg:y="2.974cm" svg:viewBox="0 0 3492 1633" draw:points="1746,1633 0,1633 0,0 3492,0 3492,1633">
          <text:p/>
        </draw:polygon>
        <draw:frame draw:style-name="gr16" draw:text-style-name="P3" draw:layer="layout" svg:width="2.609cm" svg:height="0.712cm" svg:x="19.902cm" svg:y="3.43cm">
          <draw:text-box>
            <text:p><text:span text:style-name="T1">BQM</text:span></text:p>
          </draw:text-box>
        </draw:frame>
        <draw:line draw:style-name="gr17" draw:text-style-name="P8" draw:layer="layout" svg:x1="16.478cm" svg:y1="2.795cm" svg:x2="18.701cm" svg:y2="3.748cm">
          <text:p/>
        </draw:line>
        <draw:line draw:style-name="gr18" draw:text-style-name="P8" draw:layer="layout" svg:x1="16.478cm" svg:y1="2.795cm" svg:x2="18.701cm" svg:y2="2.004cm">
          <text:p/>
        </draw:line>
        <draw:frame draw:style-name="gr15" draw:text-style-name="P7" draw:layer="layout" svg:width="1.732cm" svg:height="0.513cm" draw:transform="rotate (-0.36651914291881) translate (16.662cm 2.965cm)">
          <draw:text-box>
            <text:p text:style-name="P6"><text:span text:style-name="T2">to_bq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Liberation Sans'" svg:font-family="''Liberation Sans'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62cm" fo:margin-bottom="0.991cm" fo:margin-left="0.474cm" fo:margin-right="0.47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2T12:22:14.449192643</dc:date>
    <meta:editing-duration>PT5M49S</meta:editing-duration>
    <meta:editing-cycles>3</meta:editing-cycles>
    <meta:generator>LibreOffice/24.2.2.2$Linux_X86_64 LibreOffice_project/420$Build-2</meta:generator>
    <meta:document-statistic meta:object-count="27"/>
  </office:meta>
</office:document-meta>
</file>